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Nimbus Mono L" svg:font-family="'Nimbus Mono L'" style:font-family-generic="modern" style:font-pitch="fixed"/>
    <style:font-face style:name="HG Mincho Light J1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ff000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)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)" style:num-format="1" text:start-value="5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Corrections pour l'article "EyeDB, une base de données objet pour Linux"</text:p>
      <text:p text:style-name="Standard">Liste des corrections <text:span text:style-name="T3">majeures </text:span>:</text:p>
      <text:p text:style-name="Standard">1- dans le haut de page "Pratique EyeBD" remplacer Eye<text:span text:style-name="T1">BD</text:span> par Eye<text:span text:style-name="T1">DB</text:span></text:p>
      <text:p text:style-name="Standard">2- pavé "Concernant l'auteur", 2 corrections :</text:p>
      <text:p text:style-name="Correction">1) modifier le titre en "Concernant l<text:span text:style-name="T1">es </text:span>auteur<text:span text:style-name="T1">s</text:span>"</text:p>
      <text:p text:style-name="Correction">2) insérer un saut de ligne comme suit : </text:p>
      <text:p text:style-name="Correction">"...depuis plusieurs années.<text:span text:style-name="T1"> &lt;&lt;aller à la ligne&gt;&gt;</text:span></text:p>
      <text:p text:style-name="Correction">Eric Viara..."</text:p>
      <text:p text:style-name="Standard"/>
      <text:p text:style-name="Standard">Liste des autres corrections :</text:p>
      <text:p text:style-name="Standard">1- section "Bases de données relationnelles", paragraphe 2</text:p>
      <text:p text:style-name="Correction">Les champs doivent être de type simpl<text:span text:style-name="T1">e</text:span>s</text:p>
      <text:p text:style-name="Standard">2- section "EyeDB", sous-section "Le modèle objet de EyeDB", supprimer le saut de ligne avant les ":"</text:p>
      <text:p text:style-name="Correction">relations binaires avec intégrité référentielle<text:span text:style-name="T1"> :</text:span></text:p>
      <text:p text:style-name="Standard">3- section "EyeDB", sous-section "Les caractéristiques de EyeDB", 3ième paragraphe, supprimer le saut de ligne avant les ":"</text:p>
      <text:p text:style-name="Correction">la montée en charge de manière solide<text:span text:style-name="T1"> :</text:span></text:p>
      <text:p text:style-name="Standard">4- section "Compiler et installer EyeDB", sous-section "Compiler EyeDB sur Linux", ajouter un retour à la ligne après:</text:p>
      <text:p text:style-name="Correction">Ceci n'affectera en rien le fonctionnement ultérieur de EyeDB.<text:span text:style-name="T1"> </text:span></text:p>
      <text:p text:style-name="Standard">5- section "Définir un schéma de données avec ODL", sous-section "Créer une base EyeDB", premier paragraphe, changer la police de la commande :</text:p>
      <text:p text:style-name="Correction">...la commande <text:span text:style-name="T1">eyedbadmin database create</text:span>, en donnant... </text:p>
      <text:p text:style-name="Standard">6- section "Définir un schéma de données avec ODL", sous-section "Définir le schéma de la base avec ODL", supprimer le saut de ligne entre :</text:p>
      <text:p text:style-name="Correction">Une fois ce fichier créé, mettez à jour le schéma de la base déjà créée avec la commande</text:p>
      <text:p text:style-name="Standard">et :</text:p>
      <text:p text:style-name="Correction"><text:span text:style-name="T1"><text:s/></text:span><text:span text:style-name="T2">eyedbodl</text:span> :</text:p>
      <text:p text:style-name="Standard">et garder la police de caractères "commande" pour <text:span text:style-name="T2">eyedbodl</text:span>.</text:p>
      <text:p text:style-name="Standard">6- section "Créer, modifier, rechercher... des objets avec OQL", premier paragraphe, supprimer le s :</text:p>
      <text:p text:style-name="Correction">tout ce que vous entrez comme commande<text:span text:style-name="T1">s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Nimbus Mono L" svg:font-family="'Nimbus Mono L'" style:font-family-generic="modern" style:font-pitch="fixed"/>
    <style:font-face style:name="HG Mincho Light J1" svg:font-family="'HG Mincho Light J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fr" fo:country="FR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rrection" style:family="paragraph" style:parent-style-name="Text_20_body_20_indent" style:class="text">
      <style:text-properties fo:font-style="italic" style:font-size-asian="10.5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HG Mincho Light J1" style:font-size-asian="14pt" style:font-name-complex="Times New Roman" style:font-size-complex="14pt"/>
    </style:style>
    <style:style style:name="Heading_20_2" style:display-name="Heading 2" style:family="paragraph" style:parent-style-name="Title" style:next-style-name="Standard" style:class="text" style:default-outline-level="2">
      <style:text-properties fo:font-style="italic" fo:font-weight="bold" style:font-name-asian="Times New Roman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dc:creator>François Déchelle</dc:creator>
    <dc:date>2008-03-09T16:10:03</dc:date>
    <meta:editing-cycles>35</meta:editing-cycles>
    <meta:editing-duration>PT3H41M4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6" meta:word-count="257" meta:character-count="1631"/>
  </office:meta>
</office:document-meta>
</file>